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ebc2"/>
    </style:style>
    <style:style style:name="T1" style:family="text">
      <style:text-properties officeooo:rsid="0011581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git </text:span>checkout develop</text:p>
      <text:p text:style-name="Standard"/>
      <text:p text:style-name="P1">git status</text:p>
      <text:p text:style-name="P1"/>
      <text:p text:style-name="P1">git fetch</text:p>
      <text:p text:style-name="P1"/>
      <text:p text:style-name="P1">git pull origin develop</text:p>
      <text:p text:style-name="P1"/>
      <text:p text:style-name="P1">git tag 8.26.1.14-fix5</text:p>
      <text:p text:style-name="Standard"/>
      <text:p text:style-name="Standard">git push origin 8.26.1.14-fix5</text:p>
      <text:p text:style-name="Standard"/>
      <text:p text:style-name="Standard">git checkout -b rel/8.26.1.14-fix5</text:p>
      <text:p text:style-name="Standard"/>
      <text:p text:style-name="Standard">git push origin rel/8.26.1.14-fix5</text:p>
      <text:p text:style-name="Standard"/>
      <text:p text:style-name="Standard"><text:a xlink:type="simple" xlink:href="http://jira.gie-sima.fr:8080/browse/ASER-835" text:style-name="Internet_20_link" text:visited-style-name="Visited_20_Internet_20_Link">Livraison du 5e Fix pour les environnements PV3 Releases 8.26.1.14</text:a></text:p>
      <text:p text:style-name="Standard"/>
      <text:p text:style-name="Standard"><text:a xlink:type="simple" xlink:href="https://git.giesima.fr/pv3/praeconis/-/merge_requests/879" text:style-name="Internet_20_link" text:visited-style-name="Visited_20_Internet_20_Link">https://git.giesima.fr/pv3/praeconis/-/merge_requests/879</text:a></text:p>
      <text:p text:style-name="Standard"/>
      <text:p text:style-name="Standard"><text:a xlink:type="simple" xlink:href="http://thor.giesima.fr/applications" text:style-name="Internet_20_link" text:visited-style-name="Visited_20_Internet_20_Link">http://thor.giesima.fr/applications</text:a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8T13:51:43.111622540</meta:creation-date>
    <dc:date>2021-05-28T11:21:02.266383823</dc:date>
    <meta:editing-duration>PT2H41M1S</meta:editing-duration>
    <meta:editing-cycles>6</meta:editing-cycles>
    <meta:generator>LibreOffice/6.1.5.2$Linux_X86_64 LibreOffice_project/10$Build-2</meta:generator>
    <meta:document-statistic meta:table-count="0" meta:image-count="0" meta:object-count="0" meta:page-count="1" meta:paragraph-count="11" meta:word-count="38" meta:character-count="340" meta:non-whitespace-character-count="313"/>
  </office:meta>
</office:document-meta>
</file>